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5_20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6, FF 5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David Solis Cohen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September 25, 1891</text:p>
      <text:p text:style-name="P6">Month<text:tab/><text:tab/><text:tab/><text:tab/><text:tab/><text:tab/>September</text:p>
      <text:p text:style-name="P6">Year<text:tab/><text:tab/><text:tab/><text:tab/><text:tab/><text:tab/>1891</text:p>
      <text:p text:style-name="P6">Hebrew Date<text:tab/><text:tab/><text:tab/><text:tab/><text:tab/></text:p>
      <text:p text:style-name="P6">Undated</text:p>
      <text:p text:style-name="P6">City<text:tab/><text:tab/><text:tab/><text:tab/><text:tab/><text:tab/>Portland</text:p>
      <text:p text:style-name="P6">State<text:tab/><text:tab/><text:tab/><text:tab/><text:tab/><text:tab/>OR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Letter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Picture of Cohen, Davis, &amp; Co. building]/</text:p>
      <text:p text:style-name="P2">CABLE ADDRESS,<text:tab/><text:tab/>OFFICE OF<text:tab/><text:tab/>NEW YORK OFFICE:/</text:p>
      <text:p text:style-name="P2">"CODA."<text:tab/><text:tab/><text:tab/><text:tab/><text:tab/>81 WALKER ST./</text:p>
      <text:p text:style-name="P2">Cohen, Davis &amp; Co.,/</text:p>
      <text:p text:style-name="P2">IMPORTERS OF/</text:p>
      <text:p text:style-name="P2">NOTIONS, TOYS &amp; FANCY GOODS/</text:p>
      <text:p text:style-name="P2">2 and 4 North Front Street, cor. A,/</text:p>
      <text:p text:style-name="P4">Portland, Or., Sept 25th 1891/</text:p>
      <text:p text:style-name="P3">Rev. Dr. S Morais/</text:p>
      <text:p text:style-name="P3"><text:tab/>My dear sir/</text:p>
      <text:p text:style-name="P3"><text:tab/><text:tab/>By all means use Mr Cohen's/ donation in the cause of charity for the/ benefit of the case you mention. <text:s/>I feel/ perfectly warranted in authorizing this/ disposition of the money though unfortunately/ the donor Mr Cohen is now in his grave. <text:s/>He/ died of heart disease two days after/ giving me the money. <text:s/>As nobody but ourselves/ were aware of the transaction I must trouble/ you to send a <text:soft-page-break/>line stating that you have/ applied Mr Cohen's contribution to the alleviation/ of distress as he desired and I will then/ send this to his widow that she may know/ he had been generously inclined preceding/ his death. <text:s/>My heart is heavy &amp; sad with the/ terrible outlook confronting us. <text:s/>God grant the coming/ year may bring some rays of hope. <text:s/>May you be written in/ the book of life sincerely yours D Solis Cohen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8T13:40:08.60</meta:creation-date>
    <meta:document-statistic meta:table-count="0" meta:image-count="0" meta:object-count="0" meta:page-count="3" meta:paragraph-count="71" meta:word-count="360" meta:character-count="2354"/>
    <dc:date>2011-11-28T13:51:08.78</dc:date>
    <dc:creator>Penn Libraries</dc:creator>
    <meta:editing-duration>PT00H11M00S</meta:editing-duration>
    <meta:editing-cycles>1</meta:editing-cycles>
    <meta:generator>OpenOffice.org/3.2$Win32 OpenOffice.org_project/320m12$Build-9483</meta:generator>
  </office:meta>
</office:document-meta>
</file>